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ртфолио к проекту по написанию сайта «<text:span text:style-name="T2">myhobby</text:span>46»</text:p>
      <text:p text:style-name="P1"/>
      <text:p text:style-name="P2"><text:tab/>Цель работы — создание сайта, на котором будет собрана информация о кружках и секциях города Железногорска для людей разных возрастов, чтобы каждый мог легко найти себе занятие по душе, задачи проекта:</text:p>
      <text:list xml:id="list7560539967210005267" text:style-name="L1">
        <text:list-item>
          <text:p text:style-name="P7">разработка структуры сайта;</text:p>
        </text:list-item>
        <text:list-item>
          <text:p text:style-name="P7">разработка интуитивно-понятного интерфейса;</text:p>
        </text:list-item>
        <text:list-item>
          <text:p text:style-name="P7">поиск информации о кружках и секциях;</text:p>
        </text:list-item>
        <text:list-item>
          <text:p text:style-name="P7">подбор цветового решения и оформления сайта;</text:p>
        </text:list-item>
        <text:list-item>
          <text:p text:style-name="P7">верстка сайта;</text:p>
        </text:list-item>
        <text:list-item>
          <text:p text:style-name="P7">тесты, проверка;</text:p>
        </text:list-item>
        <text:list-item>
          <text:p text:style-name="P7">доработка;</text:p>
        </text:list-item>
        <text:list-item>
          <text:p text:style-name="P7">запуск в работу готового продукта.</text:p>
        </text:list-item>
      </text:list>
      <text:p text:style-name="P2"><text:tab/></text:p>
      <text:p text:style-name="P2"/>
      <text:p text:style-name="P1"><text:tab/>Описание возможностей.</text:p>
      <text:p text:style-name="P1"/>
      <text:p text:style-name="P2"><text:tab/>Пользователи сайта могут:</text:p>
      <text:list xml:id="list1258031234352595563" text:style-name="L2">
        <text:list-item>
          <text:p text:style-name="P8">найти кружок/секцию в выбранной ими категории;</text:p>
        </text:list-item>
        <text:list-item>
          <text:p text:style-name="P8">получить информацию о работе кружка/секции, контактные данные, а также, дополнительную информацию по кружку.</text:p>
        </text:list-item>
      </text:list>
      <text:p text:style-name="P2"><text:tab/>Сайт будет полезен всем, кто хочет научиться чему-то новому, найти увлечение, чтобы с интересом проводить свободное время. </text:p>
      <text:p text:style-name="P2"><text:tab/>Каждый кружок имеет собственную страницу, на которой указаны: направление деятельности кружка, чему обучают, название, возраст обучающихся, контактные данные (адрес и телефон), есть ли возможность посещения кружка людьми с ограниченными возможностями по здоровью, а также, есть ссылки на ресурсы в сети Интернет.</text:p>
      <text:p text:style-name="P2"><text:tab/>В дальнейшем возможно обновление информации, ее дополнение.</text:p>
      <text:p text:style-name="P2"/>
      <text:p text:style-name="P2"/>
      <text:p text:style-name="P1">Средства разработки.</text:p>
      <text:p text:style-name="P1"/>
      <text:p text:style-name="P3"><text:span text:style-name="T1"><text:tab/>Для разработки проекта был использован </text:span>Brackets.</text:p>
      <text:p text:style-name="P3"/>
      <text:p text:style-name="P4">Использованная литература:</text:p>
      <text:p text:style-name="P4"/>
      <text:list xml:id="list3643102654382468680" text:style-name="L3">
        <text:list-item>
          <text:p text:style-name="P9">Методические материалы<text:span text:style-name="T2"> </text:span>для слушателей сертифицированного курса «Современная <text:span text:style-name="T2">web-</text:span>разработка»<text:span text:style-name="T2"> </text:span>модуль 1.</text:p>
        </text:list-item>
        <text:list-item>
          <text:p text:style-name="P10">htmlbook</text:p>
        </text:list-item>
      </text:list>
      <text:p text:style-name="P3"/>
      <text:p text:style-name="P3"/>
      <text:p text:style-name="P3"/>
      <text:p text:style-name="P3"/>
      <text:p text:style-name="P3"><text:soft-page-break/></text:p>
      <text:p text:style-name="P4">Анкета-заявка</text:p>
      <text:p text:style-name="P4">на участие в конкурсе работ школьников «Турнир программистов»</text:p>
      <text:p text:style-name="P5"/>
      <text:p text:style-name="P5">Авторы проекта:<text:line-break/>Зуев Руслан Вячеславович, <text:span text:style-name="T2">14 </text:span>лет, гражданин РФ, учащийся 7 «б» класса школы № 9 им К.К. Рокоссовского города Железногорска Курской области. Слушатель курса: «Современная <text:span text:style-name="T2">web-</text:span>разработка»</text:p>
      <text:p text:style-name="P5"><text:tab/><text:span text:style-name="T5">Принимал участие в Международном конкурсе по применению ИКТ в естественных науках, технологиях и математике «Конструируй! Исследуй! Оптимизируй!» (КИО) и занял в рейтинге (</text:span><text:span text:style-name="T6">I </text:span><text:span text:style-name="T5">уровень) </text:span><text:span text:style-name="T6">44 </text:span><text:span text:style-name="T5">место из 712 в 2017г.</text:span></text:p>
      <text:p text:style-name="P6"><text:span text:style-name="T3"><text:tab/>Принимал участие в Международном конкурсе по применению ИКТ в естественных науках, технологиях и математике «Конструируй! Исследуй! Оптимизируй!» (КИО) и занял в рейтинге (</text:span><text:span text:style-name="T4">I </text:span><text:span text:style-name="T3">уровень) 110</text:span><text:span text:style-name="T4"> </text:span><text:span text:style-name="T3">место из 520 в 2016г.</text:span></text:p>
      <text:p text:style-name="P5"/>
      <text:p text:style-name="P5">Филичкин Илья Алексеевич, 14 лет, гражданин РФ, учащийся 7 «д» класса школы № 13 города Железногорска Курской области. Слушатель курса: «Современная <text:span text:style-name="T2">web-</text:span>разработка»</text:p>
      <text:p text:style-name="P5"/>
      <text:p text:style-name="P5">Суматохин Андрей Александрович, 13 лет, гражданин РФ, учащийся 7 «д» класса школы № 11 города Железногорска Курской области. Слушатель курса: «Современная <text:span text:style-name="T2">web-</text:span>разработка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20T00:54:14.78</meta:creation-date>
    <dc:date>2018-05-20T21:38:16.23</dc:date>
    <meta:editing-duration>PT2H22M30S</meta:editing-duration>
    <meta:editing-cycles>14</meta:editing-cycles>
    <meta:generator>OpenOffice/4.1.5$Win32 OpenOffice.org_project/415m1$Build-9789</meta:generator>
    <meta:document-statistic meta:table-count="0" meta:image-count="0" meta:object-count="0" meta:page-count="2" meta:paragraph-count="30" meta:word-count="328" meta:character-count="2422"/>
  </office:meta>
</office:document-meta>
</file>